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dalus" svg:font-family="Andalus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andara" svg:font-family="Candara" style:font-family-generic="swiss" style:font-pitch="variable"/>
    <style:font-face style:name="David" svg:font-family="David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dar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ychotherapie und Beratung </text:p>
      <text:p text:style-name="P1">René Wilhelm</text:p>
      <text:p text:style-name="P1"/>
      <text:p text:style-name="P1">Ehrliche Beziehungen</text:p>
      <text:p text:style-name="P1">Wahrnehmung – Gefühle – Denken – Körper</text:p>
      <text:p text:style-name="P1"/>
      <text:p text:style-name="P1">renewilhelm.neocities.org – 0179/222 16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dalus" svg:font-family="Andalus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andara" svg:font-family="Candara" style:font-family-generic="swiss" style:font-pitch="variable"/>
    <style:font-face style:name="David" svg:font-family="David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1:09:40.12</meta:creation-date>
    <meta:print-date>2014-11-27T22:36:37.48</meta:print-date>
    <meta:document-statistic meta:table-count="0" meta:image-count="0" meta:object-count="0" meta:page-count="1" meta:paragraph-count="5" meta:word-count="18" meta:character-count="140"/>
    <dc:date>2014-11-27T22:40:37.43</dc:date>
    <meta:editing-duration>PT11H15M47S</meta:editing-duration>
    <meta:editing-cycles>1</meta:editing-cycles>
    <meta:generator>OpenOffice/4.0.0$Win32 OpenOffice.org_project/400m3$Build-9702</meta:generator>
  </office:meta>
</office:document-meta>
</file>